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423cm" fo:margin-bottom="0.265cm" style:contextual-spacing="false" fo:orphans="2" fo:widows="2" fo:text-indent="0cm" style:auto-text-indent="false"/>
      <style:text-properties fo:font-variant="normal" fo:text-transform="none" fo:color="#24292e" loext:opacity="100%" fo:letter-spacing="normal"/>
    </style:style>
    <style:style style:name="T1" style:family="text">
      <style:text-properties style:font-name="apple-system" fo:font-size="12pt" fo:font-style="normal" fo:font-weight="normal"/>
    </style:style>
    <style:style style:name="T2" style:family="text">
      <style:text-properties style:font-name-asian="apple-system" style:font-size-asian="12pt" style:font-style-asian="normal" style:font-weight-asian="normal"/>
    </style:style>
    <style:style style:name="T3" style:family="text"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loext:opacity="100%" fo:letter-spacing="normal" style:font-name-asian="apple-system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P1" text:outline-level="2">About</text:h>
      <text:p text:style-name="P3"><text:span text:style-name="T2">分享免费</text:span><text:span text:style-name="T1">SSR|V2ray|Trojan </text:span><text:span text:style-name="T2">免费、优质节点机场大全导航推荐，记得点击</text:span><text:span text:style-name="T1">star⭐==</text:span><text:span text:style-name="T2">不迷路</text:span></text:p>
      <text:p text:style-name="Standard"/>
      <text:p text:style-name="Standard"/>
      <text:p text:style-name="Standard"/>
      <text:p text:style-name="Standard"><text:a xlink:type="simple" xlink:href="https://github.com/52bp/52bp.github.io" text:style-name="Internet_20_link" text:visited-style-name="Visited_20_Internet_20_Link">https://github.com/52bp/52bp.github.io</text:a></text:p>
      <text:p text:style-name="Standard"/>
      <text:p text:style-name="Standard"/>
      <text:p text:style-name="P2"><text:span text:style-name="T4">路由器，影子火箭，量子，</text:span><text:span text:style-name="T3">Kitsunebi</text:span><text:span text:style-name="T4">，</text:span><text:span text:style-name="T3">acl</text:span><text:span text:style-name="T4">，</text:span><text:span text:style-name="T3">BifrostV</text:span><text:span text:style-name="T4">，</text:span><text:span text:style-name="T3">v2rayNG</text:span><text:span text:style-name="T4">，</text:span><text:span text:style-name="T3">v2rayN</text:span><text:span text:style-name="T4">，</text:span><text:span text:style-name="T3">clash</text:span><text:span text:style-name="T4">，</text:span><text:span text:style-name="T3">pac</text:span><text:span text:style-name="T4">，</text:span><text:span text:style-name="T3">Qv2ray</text:span><text:span text:style-name="T4">，</text:span><text:span text:style-name="T3">v2ray</text:span><text:span text:style-name="T4">配置文件的</text:span><text:span text:style-name="T3">Chnroutes</text:span><text:span text:style-name="T4">规则。</text:span> </text:p>
      <text:p text:style-name="Standard"/>
      <text:p text:style-name="Standard"/>
      <text:p text:style-name="Standard"/>
      <text:p text:style-name="Standard"/>
      <text:p text:style-name="Standard"><text:a xlink:type="simple" xlink:href="https://github.com/PaPerseller/chn-iplist" text:style-name="Internet_20_link" text:visited-style-name="Visited_20_Internet_20_Link">https://github.com/PaPerseller/chn-iplist</text:a></text:p>
      <text:p text:style-name="Standard"/>
      <text:p text:style-name="Standard"/>
      <text:p text:style-name="P2"><text:span text:style-name="T3">SS-SSR-V2RAY</text:span><text:span text:style-name="T4">订阅</text:span> </text:p>
      <text:p text:style-name="Standard"/>
      <text:p text:style-name="Standard">https://github.com/EmilyEdna/SS-SSR-V2RAY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6:10:49.490000000</meta:creation-date>
    <dc:date>2021-05-27T16:13:28.407000000</dc:date>
    <meta:editing-duration>PT2M48S</meta:editing-duration>
    <meta:editing-cycles>1</meta:editing-cycles>
    <meta:document-statistic meta:table-count="0" meta:image-count="0" meta:object-count="0" meta:page-count="1" meta:paragraph-count="7" meta:word-count="74" meta:character-count="281" meta:non-whitespace-character-count="278"/>
    <meta:generator>LibreOffice/7.1.2.2$Windows_X86_64 LibreOffice_project/8a45595d069ef5570103caea1b71cc9d82b2aae4</meta:generator>
  </office:meta>
</office:document-meta>
</file>